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E080B12F.jpg"/>
  <manifest:file-entry manifest:media-type="image/png" manifest:full-path="Pictures/10000000000003200000025819812F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linesgrad-title" style:list-style-name="L3">
      <style:graphic-properties draw:fill-color="#ffffff" draw:auto-grow-height="true" fo:min-height="3.506cm"/>
    </style:style>
    <style:style style:name="pr2" style:family="presentation" style:parent-style-name="lyt-bluelinesgrad-subtitle">
      <style:graphic-properties draw:fill-color="#ffffff" draw:auto-grow-height="true" fo:min-height="11.8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list-style-name="L3">
      <style:graphic-properties draw:fill-color="#ffffff" draw:auto-grow-height="true" fo:min-height="3.506cm"/>
    </style:style>
    <style:style style:name="pr5" style:family="presentation" style:parent-style-name="lyt-bluelinesgrad-outline1">
      <style:graphic-properties draw:fill-color="#ffffff" fo:min-height="13.231cm"/>
    </style:style>
    <style:style style:name="pr6" style:family="presentation" style:parent-style-name="lyt-bluelinesgrad-title" style:list-style-name="L3">
      <style:graphic-properties draw:fill-color="#ffffff" draw:auto-grow-height="true" fo:min-height="3.506cm"/>
    </style:style>
    <style:style style:name="pr7" style:family="presentation" style:parent-style-name="lyt-bluelinesgrad-title" style:list-style-name="L3">
      <style:graphic-properties draw:fill-color="#ffffff" draw:auto-grow-height="true" fo:min-height="3.506cm"/>
    </style:style>
    <style:style style:name="pr8" style:family="presentation" style:parent-style-name="lyt-bluelinesgrad-title" style:list-style-name="L3">
      <style:graphic-properties draw:fill-color="#ffffff" draw:auto-grow-height="true" fo:min-height="3.506cm"/>
    </style:style>
    <style:style style:name="pr9" style:family="presentation" style:parent-style-name="lyt-bluelinesgrad-title" style:list-style-name="L3">
      <style:graphic-properties draw:fill-color="#ffffff" draw:auto-grow-height="true" fo:min-height="3.506cm"/>
    </style:style>
    <style:style style:name="pr10" style:family="presentation" style:parent-style-name="lyt-bluelinesgrad-title" style:list-style-name="L3">
      <style:graphic-properties draw:fill-color="#ffffff" draw:auto-grow-height="true" fo:min-height="3.506cm"/>
    </style:style>
    <style:style style:name="pr11" style:family="presentation" style:parent-style-name="lyt-bluelinesgrad-title" style:list-style-name="L3">
      <style:graphic-properties draw:fill-color="#ffffff" draw:auto-grow-height="true" fo:min-height="3.506cm"/>
    </style:style>
    <style:style style:name="pr12" style:family="presentation" style:parent-style-name="lyt-bluelinesgrad-title" style:list-style-name="L3">
      <style:graphic-properties draw:fill-color="#ffffff" draw:auto-grow-height="true" fo:min-height="3.506cm"/>
    </style:style>
    <style:style style:name="pr13" style:family="presentation" style:parent-style-name="lyt-bluelinesgrad-title" style:list-style-name="L3">
      <style:graphic-properties draw:fill-color="#ffffff" draw:auto-grow-height="true" fo:min-height="3.506cm"/>
    </style:style>
    <style:style style:name="P1" style:family="paragraph">
      <style:paragraph-properties fo:margin-left="0.6cm" fo:margin-right="0cm" fo:text-indent="-1cm"/>
      <style:text-properties fo:font-size="36pt" style:font-size-asian="36pt" style:font-size-complex="36pt"/>
    </style:style>
    <style:style style:name="P2" style:family="paragraph">
      <style:paragraph-properties fo:margin-left="0.6cm" fo:margin-right="0cm" fo:text-indent="-0.6cm"/>
    </style:style>
    <style:style style:name="P3" style:family="paragraph">
      <style:paragraph-properties fo:margin-left="0.6cm" fo:margin-right="0cm" fo:text-indent="-1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font-size="24pt" style:font-size-asian="24pt" style:font-size-complex="24pt" fo:hyphenate="true"/>
    </style:style>
    <style:style style:name="P6" style:family="paragraph">
      <style:text-properties fo:font-size="28.1000003814697pt"/>
    </style:style>
    <style:style style:name="P7" style:family="paragraph">
      <style:paragraph-properties fo:margin-left="0.6cm" fo:margin-right="0cm" fo:text-indent="-1cm"/>
      <style:text-properties fo:font-size="40pt" style:font-size-asian="40pt" style:font-size-complex="40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CS545 Software Design Patterns</text:span></text:p>
          </draw:text-box>
        </draw:frame>
        <draw:frame presentation:style-name="pr2" draw:text-style-name="P2" draw:layer="layout" svg:width="25.199cm" svg:height="11.886cm" svg:x="1.4cm" svg:y="6.014cm" presentation:class="subtitle" presentation:user-transformed="true">
          <draw:text-box>
            <text:p/>
            <text:p>B. D. Chaudhary</text:p>
            <text:p>March 14, 2019</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office:forms form:automatic-focus="false" form:apply-design-mode="false"/>
        <draw:frame presentation:style-name="pr4" draw:text-style-name="P3" draw:layer="layout" svg:width="25.199cm" svg:height="3.506cm" svg:x="1.4cm" svg:y="0.837cm" presentation:class="title">
          <draw:text-box draw:corner-radius="0.016cm">
            <text:p text:style-name="P3">Topics</text:p>
          </draw:text-box>
        </draw:frame>
        <draw:frame presentation:style-name="pr5" draw:text-style-name="P5" draw:layer="layout" svg:width="23.384cm" svg:height="13.231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2">Recap of last lecture : Adapter</text:span></text:p>
              </text:list-item>
              <text:list-item>
                <text:p text:style-name="P4"><text:span text:style-name="T2">Design Pattern : Proxy </text:span></text:p>
                <text:p text:style-name="P4"><text:span text:style-name="T2"><text:s/></text:span></text:p>
                <text:p text:style-name="P4"><text:span text:style-name="T2"/></text:p>
                <text:p text:style-name="P4"><text:span text:style-name="T2"/></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6" draw:text-style-name="P7" draw:layer="layout" svg:width="25.199cm" svg:height="3.506cm" svg:x="1.4cm" svg:y="0.837cm" presentation:class="title">
          <draw:text-box draw:corner-radius="0.032cm">
            <text:p text:style-name="P3"><text:span text:style-name="T3">Proxy</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Intent : Provide a surrogate or placeholder for an object to control access to it</text:span></text:p>
              </text:list-item>
              <text:list-item>
                <text:p text:style-name="P4"><text:span text:style-name="T2">AKA : Surrogate</text:span></text:p>
              </text:list-item>
              <text:list-item>
                <text:p text:style-name="P4"><text:span text:style-name="T2">Proxy may be classified based on applicability</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7" draw:text-style-name="P7" draw:layer="layout" svg:width="25.199cm" svg:height="3.506cm" svg:x="1.4cm" svg:y="0.837cm" presentation:class="title">
          <draw:text-box draw:corner-radius="0.032cm">
            <text:p text:style-name="P3"><text:span text:style-name="T3">Proxy</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Remote proxy : provides a local representative for an <text:s text:c="5"/>object in different address space</text:span></text:p>
              </text:list-item>
              <text:list-item>
                <text:p text:style-name="P4"><text:span text:style-name="T2">Virtual Proxy : Creates expensive objects on demand</text:span></text:p>
              </text:list-item>
              <text:list-item>
                <text:p text:style-name="P4"><text:span text:style-name="T2">Protection proxy : Controls access to the original object</text:span></text:p>
              </text:list-item>
              <text:list-item>
                <text:p text:style-name="P4"><text:span text:style-name="T2">Smart Reference : Replaces a bare pointer that performs additional actions when the original object is accessed. It may be used for counting the references to the original <text:s text:c="2"/>object.</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8" draw:text-style-name="P7" draw:layer="layout" svg:width="25.199cm" svg:height="3.506cm" svg:x="1.4cm" svg:y="0.837cm" presentation:class="title">
          <draw:text-box draw:corner-radius="0.032cm">
            <text:p text:style-name="P3"><text:span text:style-name="T3">Proxy </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Participants : Subject, Real Subject &amp; Proxy</text:span></text:p>
              </text:list-item>
              <text:list-item>
                <text:p text:style-name="P4"><text:span text:style-name="T2">Proxy : Maintains a reference to real subject</text:span></text:p>
              </text:list-item>
              <text:list-item>
                <text:p text:style-name="P4"><text:span text:style-name="T2">Provides interface identical to Subject's so that proxy can be substituted for the real subject</text:span></text:p>
              </text:list-item>
              <text:list-item>
                <text:p text:style-name="P4"><text:span text:style-name="T2">Controls access to the real subject </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draw:frame presentation:style-name="pr9" draw:text-style-name="P7" draw:layer="layout" svg:width="25.199cm" svg:height="3.506cm" svg:x="1.4cm" svg:y="0.837cm" presentation:class="title">
          <draw:text-box draw:corner-radius="0.032cm">
            <text:p text:style-name="P3"><text:span text:style-name="T3">Proxy </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Subject : Defines a common interface for Proxy and Real Subject</text:span></text:p>
              </text:list-item>
              <text:list-item>
                <text:p text:style-name="P4"><text:span text:style-name="T2">Real Subject : Defines real object which proxy represents</text:span></text:p>
              </text:list-item>
              <text:list-item>
                <text:p text:style-name="P4"><text:span text:style-name="T2">Collaboration : Proxy forwards request to real subject</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draw:frame presentation:style-name="pr10" draw:text-style-name="P7" draw:layer="layout" svg:width="25.199cm" svg:height="3.506cm" svg:x="1.4cm" svg:y="0.837cm" presentation:class="title">
          <draw:text-box draw:corner-radius="0.032cm">
            <text:p text:style-name="P3"><text:span text:style-name="T3">Proxy </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Consequences : Introduces a level of indirection</text:span></text:p>
              </text:list-item>
              <text:list-item>
                <text:p text:style-name="P4"><text:span text:style-name="T2">Indirection has many uses</text:span></text:p>
              </text:list-item>
              <text:list-item>
                <text:p text:style-name="P4"><text:span text:style-name="T2">Remote proxy hides the location of real object</text:span></text:p>
              </text:list-item>
              <text:list-item>
                <text:p text:style-name="P4"><text:span text:style-name="T2">Virtual proxy can do optimization such as creating object on demand</text:span></text:p>
              </text:list-item>
              <text:list-item>
                <text:p text:style-name="P4"><text:span text:style-name="T2">House keeping such as counting the number of access</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draw:frame presentation:style-name="pr11" draw:text-style-name="P7" draw:layer="layout" svg:width="25.199cm" svg:height="3.506cm" svg:x="1.4cm" svg:y="0.837cm" presentation:class="title">
          <draw:text-box draw:corner-radius="0.032cm">
            <text:p text:style-name="P3"><text:span text:style-name="T3">Proxy </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Consequences : Copy on write</text:span></text:p>
              </text:list-item>
              <text:list-item>
                <text:p text:style-name="P4"><text:span text:style-name="T2">Copying an object may be expensive</text:span></text:p>
              </text:list-item>
              <text:list-item>
                <text:p text:style-name="P4"><text:span text:style-name="T2">Copy with proxy is written back only <text:s/>if it is modified</text:span></text:p>
                <text:p text:style-name="P4"><text:span text:style-name="T2"/></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draw:frame presentation:style-name="pr12" draw:text-style-name="P7" draw:layer="layout" svg:width="25.199cm" svg:height="3.506cm" svg:x="1.4cm" svg:y="0.837cm" presentation:class="title">
          <draw:text-box draw:corner-radius="0.032cm">
            <text:p text:style-name="P3"><text:span text:style-name="T3">Proxy : An Example</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Interface Image : + void display</text:span></text:p>
              </text:list-item>
              <text:list-item>
                <text:p text:style-name="P4"><text:span text:style-name="T2">Concrete class RealImage implement interface Image</text:span></text:p>
              </text:list-item>
              <text:list-item>
                <text:p text:style-name="P4"><text:span text:style-name="T2">RealImage : fileName: string; <text:s text:c="46"/>+ realImage(); + display() : void; + loadfromDisk() : void</text:span></text:p>
              </text:list-item>
              <text:list-item>
                <text:p text:style-name="P4"><text:span text:style-name="T2">ProxyImage : + realImage : RealImage; filename : string; <text:s text:c="4"/>proxyImage(); display() : void</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draw:frame presentation:style-name="pr13" draw:text-style-name="P7" draw:layer="layout" svg:width="25.199cm" svg:height="3.506cm" svg:x="1.4cm" svg:y="0.837cm" presentation:class="title">
          <draw:text-box draw:corner-radius="0.032cm">
            <text:p text:style-name="P3"><text:span text:style-name="T3">Proxy : An Example</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How does Proxy differ from Adapter ?</text:span></text:p>
              </text:list-item>
              <text:list-item>
                <text:p text:style-name="P4"><text:span text:style-name="T2">Discussion</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Default" style:page-layout-name="PM1" draw:style-name="Mdp3">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6-03-01T20:09:32.28</meta:creation-date>
    <dc:language>en-US</dc:language>
    <meta:editing-cycles>69</meta:editing-cycles>
    <meta:editing-duration>P1DT10H29M45S</meta:editing-duration>
    <meta:initial-creator>Banshi  Chaudhary</meta:initial-creator>
    <dc:date>2019-03-12T22:00:19.40</dc:date>
    <dc:creator>Banshi  Chaudhary</dc:creator>
    <meta:document-statistic meta:object-count="64"/>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